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style:paragraph-properties fo:text-align="center"/>
    </style:style>
    <style:style style:name="P3" style:family="paragraph">
      <loext:graphic-properties draw:fill-color="#ffff66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-color="#99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800000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font-size="10.5pt" fo:font-weight="bold" style:font-size-asian="9pt" style:font-weight-asian="bold" style:font-size-complex="10.5pt" style:font-weight-complex="bold"/>
    </style:style>
    <style:style style:name="T6" style:family="text">
      <style:text-properties fo:color="#9900ff" fo:font-size="12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66" draw:textarea-horizontal-align="justify" draw:textarea-vertical-align="middle" draw:auto-grow-height="false" fo:min-height="4.948cm" fo:min-width="18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top" draw:auto-grow-height="false" fo:min-height="21.881cm" fo:min-width="6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9ffff" draw:textarea-horizontal-align="justify" draw:textarea-vertical-align="top" draw:auto-grow-height="false" fo:min-height="21.881cm" fo:min-width="1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621cm" fo:min-width="2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526cm" fo:min-width="2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8.625cm" fo:min-width="5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9349401699658482" text:style-name="L1">
        <text:list-header>
          <text:p text:style-name="P1"><draw:custom-shape text:anchor-type="paragraph" draw:z-index="1" draw:name="Forme2" draw:style-name="gr2" draw:text-style-name="P4" svg:width="6.139cm" svg:height="21.882cm" svg:x="-0.589cm" svg:y="4.484cm"><text:p text:style-name="P4"><text:span text:style-name="T1">&lt;aside&gt;</text:span></text:p><text:p text:style-name="P4"><text:span text:style-name="T1"/></text:p><text:p text:style-name="P4"><text:span text:style-name="T1">&lt;article&gt;</text:span></text:p><text:p text:style-name="P4"><text:span text:style-name="T1"/></text:p><text:p text:style-name="P4"><text:span text:style-name="T1"><text:tab/></text:span><text:span text:style-name="T1">- projet1</text:span></text:p><text:p text:style-name="P4"><text:span text:style-name="T1"/></text:p><text:p text:style-name="P4"><text:span text:style-name="T1"><text:tab/></text:span><text:span text:style-name="T1">- projet2</text:span><text:span text:style-name="T1"><text:tab/></text:span></text:p><text:p text:style-name="P4"><text:span text:style-name="T1"/></text:p><text:p text:style-name="P4"><text:span text:style-name="T1"><text:tab/></text:span><text:span text:style-name="T1">- projet3</text:span></text:p><text:p text:style-name="P4"><text:span text:style-name="T1"/></text:p><text:p text:style-name="P4"><text:span text:style-name="T2">&lt; /aside&gt;</text:span></text:p><text:p text:style-name="P4"><text:span text:style-name="T2"/></text:p><text:p text:style-name="P4"><text:span text:style-name="T2"><text:tab/></text:span><text:span text:style-name="T2"><text:tab/></text:span><text:span text:style-name="T2">+</text:span><text:span text:style-name="T3"> add projet</text:span></text:p><text:p text:style-name="P4"><text:span text:style-name="T2"/></text:p><text:p text:style-name="P4"><text:span text:style-name="T2">&lt;/article&gt;</text:span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><text:tab/></text:span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/><text:p/><text:p/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5" svg:width="12.225cm" svg:height="21.882cm" svg:x="5.823cm" svg:y="4.547cm"><text:p text:style-name="P4"><text:span text:style-name="T1">&lt;div&gt;</text:span></text:p><text:p text:style-name="P4"><text:span text:style-name="T1"/></text:p><text:p text:style-name="P4"><text:span text:style-name="T1">Affichage du projet sur lequel on a cliqué en forme de card</text:span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/></text:p><text:p text:style-name="P4"><text:span text:style-name="T1">&lt;/div&gt;</text:span></text:p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6" svg:width="2.303cm" svg:height="0.689cm" svg:x="14.28cm" svg:y="1.441cm"><text:p text:style-name="P4"><text:span text:style-name="T2">Mot de pas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4" draw:style-name="gr5" draw:text-style-name="P6" svg:width="2.356cm" svg:height="0.583cm" svg:x="14.175cm" svg:y="0.647cm"><text:p text:style-name="P4"><text:span text:style-name="T2">Lo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7" draw:style-name="gr6" draw:text-style-name="P7" svg:width="5.425cm" svg:height="8.626cm" svg:x="8.433cm" svg:y="6.362cm"><text:p><text:span text:style-name="T4"><text:tab/></text:span><text:span text:style-name="T4">Nom du projet :</text:span></text:p><text:p><text:span text:style-name="T4"/></text:p><text:p text:style-name="P2"><text:span text:style-name="T4">Etapes réaliser : </text:span></text:p><text:p text:style-name="P2"><text:span text:style-name="T4">Blabla <text:s text:c="2"/></text:span><text:span text:style-name="T5">X</text:span><text:span text:style-name="T4"> (supprimer) <text:s/></text:span><text:span text:style-name="T6"><text:tab/></text:span><text:span text:style-name="T6"> </text:span></text:p><text:p text:style-name="P2"><text:span text:style-name="T4">Tâches réalisées :</text:span></text:p><text:p text:style-name="P2"><text:span text:style-name="T4">Nanana </text:span><text:span text:style-name="T5">X</text:span><text:span text:style-name="T4">(supprimer) <text:s/></text:span></text:p><text:p text:style-name="P2"><text:span text:style-name="T4"/></text:p><text:p text:style-name="P2"><text:span text:style-name="T4">Délai de réalisation :</text:span></text:p><text:p text:style-name="P2"><text:span text:style-name="T4">Date de fin :</text:span></text:p><text:p text:style-name="P2"><text:span text:style-name="T4">Date limite de rendu :</text:span></text:p><text:p text:style-name="P2"><text:span text:style-name="T4"/></text:p><text:p text:style-name="P2"><text:span text:style-name="T4">Add new task + (formulaire)</text:span></text:p><text:p text:style-name="P2"><text:span text:style-name="T4">Remove task</text:span></text:p><text:p text:style-name="P2"><text:span text:style-name="T4"/></text:p><text:p text:style-name="P2"><text:span text:style-name="T4"/></text:p><text:p text:style-name="P2"><text:span text:style-name="T4">VALIDER</text:span></text:p><draw:enhanced-geometry svg:viewBox="0 0 21600 21600" draw:type="rectangle" draw:enhanced-path="M 0 0 L 21600 0 21600 21600 0 21600 0 0 Z N"/></draw:custom-shape><draw:custom-shape text:anchor-type="paragraph" draw:z-index="0" draw:name="Forme1" draw:style-name="gr1" draw:text-style-name="P3" svg:width="18.76cm" svg:height="4.948cm" svg:x="-0.536cm" svg:y="-1.046cm"><text:p>&lt;header&gt;</text:p><text:p/><text:p text:style-name="P2">Nom de l’entreprise </text:p><text:p text:style-name="P2">LOGO</text:p><text:p/><text:p>&lt;/header&gt;</text:p><draw:enhanced-geometry svg:viewBox="0 0 21600 21600" draw:type="rectangle" draw:enhanced-path="M 0 0 L 21600 0 21600 21600 0 21600 0 0 Z N"/></draw:custom-shap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40:27.387249029</meta:creation-date>
    <dc:date>2017-09-27T12:10:12.875229260</dc:date>
    <meta:editing-duration>PT27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